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7e5be" officeooo:paragraph-rsid="0017e5be"/>
    </style:style>
    <style:style style:name="P2" style:family="paragraph" style:parent-style-name="Text_20_body">
      <style:text-properties officeooo:rsid="0017e5be" officeooo:paragraph-rsid="0017e5be"/>
    </style:style>
    <style:style style:name="P3" style:family="paragraph" style:parent-style-name="Text_20_body">
      <style:text-properties officeooo:rsid="00186562" officeooo:paragraph-rsid="00186562"/>
    </style:style>
    <style:style style:name="P4" style:family="paragraph" style:parent-style-name="Text_20_body" style:list-style-name="L1">
      <style:text-properties officeooo:rsid="00186562" officeooo:paragraph-rsid="00186562"/>
    </style:style>
    <style:style style:name="T1" style:family="text">
      <style:text-properties style:text-position="super 58%"/>
    </style:style>
    <style:style style:name="T2" style:family="text">
      <style:text-properties officeooo:rsid="001acb04"/>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de site Web Eludothèque</text:p>
      <text:p text:style-name="P2"/>
      <text:p text:style-name="P2"><text:tab/>le travail a été réparti comme cela :</text:p>
      <text:p text:style-name="P2">W<text:span text:style-name="T2">eibin</text:span> s'est occupé de la partie CSS du site Web et de la page PHP du premier catalogue ainsi que de celle de l'accès aux comptes utilisateur et de l'inscription des nouveaux utilisateurs. </text:p>
      <text:p text:style-name="P2">Alexandre s'est occupé de la création des pages HTML et de leurs liens, ainsi que de la page PHP deuxième<text:span text:style-name="T1"> </text:span><text:s/>catalogue et celle de la gestion du panier.</text:p>
      <text:p text:style-name="P3">Nous avons discuté ensemble de la charte graphique plusieurs fois tout au long de sa modification.</text:p>
      <text:p text:style-name="P3"/>
      <text:p text:style-name="P3"><text:tab/>Les problèmes que nous avons rencontrés :</text:p>
      <text:list xml:id="list1616076689459871035" text:style-name="L1">
        <text:list-item>
          <text:p text:style-name="P4">L'utilisation de GitHub a été compliqué à acquérir.</text:p>
        </text:list-item>
        <text:list-item>
          <text:p text:style-name="P4">La maîtrise de la partie du code PHP d'accès à la base de données a été long et le plus bloquant. Le manque d'expérience dans la recherche de l'erreur empêchant cet accès et des erreurs en PHP en général, a fortement limité nos objectifs pour le sit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09:54:33.269000000</meta:creation-date>
    <dc:date>2015-11-29T11:48:08.164000000</dc:date>
    <meta:editing-duration>PT36M10S</meta:editing-duration>
    <meta:editing-cycles>2</meta:editing-cycles>
    <meta:generator>LibreOffice/4.4.6.3$Windows_x86 LibreOffice_project/e8938fd3328e95dcf59dd64e7facd2c7d67c704d</meta:generator>
    <meta:document-statistic meta:table-count="0" meta:image-count="0" meta:object-count="0" meta:page-count="1" meta:paragraph-count="8" meta:word-count="156" meta:character-count="862" meta:non-whitespace-character-count="712"/>
  </office:meta>
</office:document-meta>
</file>